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ae84" officeooo:paragraph-rsid="000aae84" style:font-weight-asian="bold" style:font-weight-complex="bold"/>
    </style:style>
    <style:style style:name="P2" style:family="paragraph" style:parent-style-name="Standard">
      <style:text-properties fo:font-weight="normal" officeooo:rsid="000be2df" officeooo:paragraph-rsid="000be2df" style:font-weight-asian="normal" style:font-weight-complex="normal"/>
    </style:style>
    <style:style style:name="P3" style:family="paragraph" style:parent-style-name="Standard">
      <style:text-properties fo:font-weight="normal" officeooo:rsid="000ce24d" officeooo:paragraph-rsid="000ce24d" style:font-weight-asian="normal" style:font-weight-complex="normal"/>
    </style:style>
    <style:style style:name="P4" style:family="paragraph" style:parent-style-name="Standard">
      <style:text-properties fo:font-weight="normal" officeooo:rsid="000e6f92" officeooo:paragraph-rsid="000e6f92" style:font-weight-asian="normal" style:font-weight-complex="normal"/>
    </style:style>
    <style:style style:name="P5" style:family="paragraph" style:parent-style-name="Standard">
      <style:text-properties fo:font-weight="normal" officeooo:rsid="000f3f8e" officeooo:paragraph-rsid="000f3f8e" style:font-weight-asian="normal" style:font-weight-complex="normal"/>
    </style:style>
    <style:style style:name="P6" style:family="paragraph" style:parent-style-name="Standard">
      <style:text-properties fo:font-weight="normal" officeooo:rsid="000f3f8e" officeooo:paragraph-rsid="00107988" style:font-weight-asian="normal" style:font-weight-complex="normal"/>
    </style:style>
    <style:style style:name="P7" style:family="paragraph" style:parent-style-name="Standard">
      <style:text-properties fo:font-weight="normal" officeooo:rsid="00112741" officeooo:paragraph-rsid="00112741" style:font-weight-asian="normal" style:font-weight-complex="normal"/>
    </style:style>
    <style:style style:name="P8" style:family="paragraph" style:parent-style-name="Standard">
      <style:text-properties fo:font-weight="normal" officeooo:rsid="00149d4a" officeooo:paragraph-rsid="00149d4a" style:font-weight-asian="normal" style:font-weight-complex="normal"/>
    </style:style>
    <style:style style:name="T1" style:family="text">
      <style:text-properties officeooo:rsid="00107988"/>
    </style:style>
    <style:style style:name="T2" style:family="text">
      <style:text-properties officeooo:rsid="00130c9b"/>
    </style:style>
    <style:style style:name="T3" style:family="text">
      <style:text-properties officeooo:rsid="00137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e</text:p>
      <text:p text:style-name="P2">The search tree data structure supports many dynamic-set operations, including</text:p>
      <text:p text:style-name="P2">S EARCH , M INIMUM , M AXIMUM , P REDECESSOR , S UCCESSOR , I NSERT , and</text:p>
      <text:p text:style-name="P2">D ELETE .</text:p>
      <text:p text:style-name="P2"/>
      <text:p text:style-name="P2">we can use a search tree both as a dictionary and as a priority</text:p>
      <text:p text:style-name="P2">queue.</text:p>
      <text:p text:style-name="P2"/>
      <text:p text:style-name="P3">Basic operations on a binary search tree take time proportional to the height of</text:p>
      <text:p text:style-name="P3">the tree.</text:p>
      <text:p text:style-name="P3"/>
      <text:p text:style-name="P4">such operations run in ‚.lg n/ worst-case time</text:p>
      <text:p text:style-name="P4"/>
      <text:p text:style-name="P5">In addition to a key and satellite data, each node contains</text:p>
      <text:p text:style-name="P6">attributes left, right, and p that point to the nodes corresponding to its left child,<text:span text:style-name="T1">its right child, and its parent<text:tab/></text:span></text:p>
      <text:p text:style-name="P6"/>
      <text:p text:style-name="P7">Let x be a node in a binary search tree. If y is a node in the left subtree</text:p>
      <text:p text:style-name="P7">of x, then y:key <text:span text:style-name="T2">&lt;=</text:span>x:key. If y is a node in the right subtree of x, then</text:p>
      <text:p text:style-name="P7">y:key <text:span text:style-name="T3">&gt;= </text:span>x:key.</text:p>
      <text:p text:style-name="P7"/>
      <text:p text:style-name="P8">The binary-search-tree property allows us to print out all the keys in a binary</text:p>
      <text:p text:style-name="P8">search tree in sorted order by a simple recursive algorithm, called an inorder tree</text:p>
      <text:p text:style-name="P8">walk. This algorithm is so named because it prints the key of the root of a subtree</text:p>
      <text:p text:style-name="P8">between printing the values in its left subtree and printing those in its right subtree.</text:p>
      <text:p text:style-name="P8">(Similarly, a preorder tree walk prints the root before the values in either subtree,</text:p>
      <text:p text:style-name="P8">and a postorder tree walk prints the root after the values in its subtree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02:54.186260964</meta:creation-date>
    <meta:generator>LibreOffice/4.2.4.2$Linux_X86_64 LibreOffice_project/420m0$Build-2</meta:generator>
    <dc:date>2014-08-07T16:15:20.742860226</dc:date>
    <meta:editing-duration>PT11M58S</meta:editing-duration>
    <meta:editing-cycles>12</meta:editing-cycles>
    <meta:document-statistic meta:table-count="0" meta:image-count="0" meta:object-count="0" meta:page-count="1" meta:paragraph-count="20" meta:word-count="230" meta:character-count="1214" meta:non-whitespace-character-count="990"/>
  </office:meta>
</office:document-meta>
</file>